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15.401cm"/>
    </style:style>
    <style:style style:name="co9" style:family="table-column">
      <style:table-column-properties fo:break-before="auto" style:column-width="34.519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table:style-name="Default"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4">
          <table:table-cell table:number-columns-repeated="2"/>
          <table:table-cell office:value-type="time" office:time-value="PT11H13M00S">
            <text:p>11:13</text:p>
          </table:table-cell>
          <table:table-cell office:value-type="time" office:time-value="PT12H13M00S">
            <text:p>12:13</text:p>
          </table:table-cell>
          <table:table-cell office:value-type="float" office:value="10">
            <text:p>10</text:p>
          </table:table-cell>
          <table:table-cell office:value-type="string">
            <text:p>Buttons switch case gemaakt, een enum voor buttons, de kleur van de knoppen aangepast naar goud</text:p>
          </table:table-cell>
          <table:table-cell table:formula="of:=[.D17] - [.C17]" office:value-type="time" office:time-value="PT01H00M00S">
            <text:p>01:00:00</text:p>
          </table:table-cell>
        </table:table-row>
        <table:table-row table:style-name="ro5">
          <table:table-cell table:number-columns-repeated="2"/>
          <table:table-cell office:value-type="time" office:time-value="PT12H13M00S">
            <text:p>12:13</text:p>
          </table:table-cell>
          <table:table-cell office:value-type="time" office:time-value="PT12H39M00S">
            <text:p>12:39</text:p>
          </table:table-cell>
          <table:table-cell office:value-type="float" office:value="11">
            <text:p>11</text:p>
          </table:table-cell>
          <table:table-cell office:value-type="string">
            <text:p>als je nu op het startscherm pijltje naar rechts drukt dan veranderd de kleur van het menu</text:p>
          </table:table-cell>
          <table:table-cell table:formula="of:=[.D18] - [.C18]" office:value-type="time" office:time-value="PT00H26M00S">
            <text:p>00:26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5M00S">
            <text:p>13:55</text:p>
          </table:table-cell>
          <table:table-cell office:value-type="float" office:value="12">
            <text:p>12</text:p>
          </table:table-cell>
          <table:table-cell office:value-type="string">
            <text:p>gezorgd dat wanneer je een menu verder gaat je niet een spoor van goud achterlaat en gezorgt dat de kleur naar rechts en naar links kan gaan</text:p>
          </table:table-cell>
          <table:table-cell table:formula="of:=[.D19] - [.C19]" office:value-type="time" office:time-value="PT00H25M00S">
            <text:p>00:25:00</text:p>
          </table:table-cell>
        </table:table-row>
        <table:table-row table:style-name="ro4">
          <table:table-cell table:number-columns-repeated="2"/>
          <table:table-cell office:value-type="time" office:time-value="PT13H55M00S">
            <text:p>13:55</text:p>
          </table:table-cell>
          <table:table-cell office:value-type="time" office:time-value="PT14H15M00S">
            <text:p>14:15</text:p>
          </table:table-cell>
          <table:table-cell office:value-type="float" office:value="13">
            <text:p>13</text:p>
          </table:table-cell>
          <table:table-cell office:value-type="string">
            <text:p>Maak een List&lt;Image&gt; object genaamd buttonList. Stop allemaal ImageObjecten ervin. Zorg dat de knoppen verzijnenen</text:p>
          </table:table-cell>
          <table:table-cell table:formula="of:=[.D20] - [.C20]" office:value-type="time" office:time-value="PT00H20M00S">
            <text:p>00:2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18M00S">
            <text:p>04:18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3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3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totaal" table:style-name="ta1" table:print="false"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table:style-name="Default" office:value-type="float" office:value="50">
            <text:p>50</text:p>
          </table:table-cell>
          <table:table-cell table:style-name="ce5" table:formula="of:=SUM(['Weeknummer 50'.G41])" office:value-type="time" office:time-value="PT04H18M00S">
            <text:p>04:18:00</text:p>
          </table:table-cell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13H07M00S">
            <text:p>13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42: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09T14:42:29.59</dc:date>
    <dc:creator>Kevin Kentie</dc:creator>
    <meta:editing-duration>PT15H38M34S</meta:editing-duration>
    <meta:editing-cycles>19</meta:editing-cycles>
    <meta:generator>OpenOffice/4.0.1$Win32 OpenOffice.org_project/401m5$Build-9714</meta:generator>
    <meta:document-statistic meta:table-count="4" meta:cell-count="495" meta:object-count="0"/>
  </office:meta>
</office:document-meta>
</file>